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Internetlink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0.1666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Internetlink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2" style:parent-style-name="ListParagraph" style:family="paragraph">
      <style:paragraph-properties fo:margin-top="0.1666in" fo:margin-bottom="0.1666in" fo:line-height="0.1666in"/>
    </style:style>
    <style:style style:name="T7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/>
    </style:style>
    <style:style style:name="P75" style:parent-style-name="ListParagraph" style:family="paragraph">
      <style:paragraph-properties fo:margin-top="0.1666in" fo:margin-bottom="0.1666in" fo:line-height="0.1666in"/>
    </style:style>
    <style:style style:name="T7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0" style:parent-style-name="Standard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4" style:parent-style-name="Hyperlink" style:family="text">
      <style:text-properties fo:color="#0645AD" fo:font-size="10.5pt" style:font-size-asian="10.5pt" style:font-size-complex="10.5pt" fo:background-color="#FFFFFF"/>
    </style:style>
    <style:style style:name="T95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9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9" style:parent-style-name="Standard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2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5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6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7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8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9" style:parent-style-name="Hyperlink" style:family="text">
      <style:text-properties fo:color="#0645AD" fo:font-size="10.5pt" style:font-size-asian="10.5pt" style:font-size-complex="10.5pt" fo:background-color="#FFFFFF"/>
    </style:style>
    <style:style style:name="T110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11" style:parent-style-name="Hyperlink" style:family="text">
      <style:text-properties fo:color="#0645AD" fo:font-size="10.5pt" style:font-size-asian="10.5pt" style:font-size-complex="10.5pt" fo:background-color="#FFFFFF"/>
    </style:style>
    <style:style style:name="T112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paragraph-properties fo:margin-top="0.1666in" fo:margin-bottom="0.1666in"/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20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6" style:parent-style-name="Standard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30" style:parent-style-name="Hyperlink" style:family="text">
      <style:text-properties fo:color="#0645AD" fo:font-size="10.5pt" style:font-size-asian="10.5pt" style:font-size-complex="10.5pt" fo:background-color="#FFFFFF"/>
    </style:style>
    <style:style style:name="T13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32" style:parent-style-name="Hyperlink" style:family="text">
      <style:text-properties fo:color="#0645AD" fo:font-size="10.5pt" style:font-size-asian="10.5pt" style:font-size-complex="10.5pt" fo:background-color="#FFFFFF"/>
    </style:style>
    <style:style style:name="T13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34" style:parent-style-name="Standard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8" style:parent-style-name="Standard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1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P1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1" style:parent-style-name="Standard" style:family="paragraph">
      <style:paragraph-properties fo:break-before="page" fo:margin-top="0.1666in" fo:margin-bottom="0.1666in"/>
    </style:style>
    <style:style style:name="T1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style:font-weight-complex="bold" fo:font-size="12pt" style:font-size-asian="12pt" style:font-size-complex="12pt"/>
    </style:style>
    <style:style style:name="T160" style:parent-style-name="DefaultParagraphFont" style:family="text">
      <style:text-properties fo:color="#BDC1C6" fo:background-color="#202124"/>
    </style:style>
    <style:style style:name="P1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</style:style>
    <style:style style:name="T1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7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168" style:parent-style-name="Standard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1" style:parent-style-name="Standard" style:family="paragraph">
      <style:paragraph-properties fo:margin-top="0.1666in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3" style:parent-style-name="Standard" style:family="paragraph"/>
    <style:style style:name="T1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5" style:parent-style-name="Standard" style:family="paragraph"/>
    <style:style style:name="T1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7" style:parent-style-name="Standard" style:family="paragraph">
      <style:paragraph-properties fo:margin-bottom="0.1666in"/>
    </style:style>
    <style:style style:name="T1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9" style:parent-style-name="Standard" style:family="paragraph">
      <style:paragraph-properties fo:margin-bottom="0.1666in"/>
    </style:style>
    <style:style style:name="T1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break-before="page" fo:margin-top="0.1666in" fo:margin-bottom="0.1666in"/>
    </style:style>
    <style:style style:name="T1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/>
    </style:style>
    <style:style style:name="T2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1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21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/>
    </style:style>
    <style:style style:name="T2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/>
    </style:style>
    <style:style style:name="T2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4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/>
    </style:style>
    <style:style style:name="T2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break-before="page" fo:margin-top="0.1666in" fo:margin-bottom="0.1666in"/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</style:style>
    <style:style style:name="T2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0" style:parent-style-name="DefaultParagraphFont" style:family="text">
      <style:text-properties fo:color="#BDC1C6" fo:background-color="#202124"/>
    </style:style>
    <style:style style:name="P2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4" style:parent-style-name="Standard" style:family="paragraph">
      <style:paragraph-properties fo:margin-top="0.1666in" fo:margin-bottom="0.1666in"/>
    </style:style>
    <style:style style:name="T2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7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T268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T2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</style:style>
    <style:style style:name="T2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3" style:parent-style-name="Standard" style:family="paragraph">
      <style:paragraph-properties fo:margin-top="0.1666in" fo:margin-bottom="0.1666in"/>
    </style:style>
    <style:style style:name="T27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6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2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1" style:parent-style-name="Standard" style:family="paragraph">
      <style:paragraph-properties fo:break-before="page"/>
    </style:style>
    <style:style style:name="T2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</style:style>
    <style:style style:name="T2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</style:style>
    <style:style style:name="T2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0" style:parent-style-name="DefaultParagraphFont" style:family="text">
      <style:text-properties fo:color="#BDC1C6" fo:background-color="#202124"/>
    </style:style>
    <style:style style:name="T301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3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</style:style>
    <style:style style:name="T3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/>
    </style:style>
    <style:style style:name="T3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1" style:parent-style-name="DefaultParagraphFont" style:family="text">
      <style:text-properties style:font-name="Roboto" fo:color="#4D5156" fo:font-size="10.5pt" style:font-size-asian="10.5pt" style:font-size-complex="10.5pt" fo:background-color="#FFFFFF"/>
    </style:style>
    <style:style style:name="T322" style:parent-style-name="DefaultParagraphFont" style:family="text">
      <style:text-properties style:font-name="Roboto" fo:color="#111111" fo:background-color="#FFFFFF"/>
    </style:style>
    <style:style style:name="T323" style:parent-style-name="DefaultParagraphFont" style:family="text">
      <style:text-properties style:font-name="Roboto" fo:color="#111111" fo:background-color="#FFFFFF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/>
    </style:style>
    <style:style style:name="T3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/>
    </style:style>
    <style:style style:name="T3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</style:style>
    <style:style style:name="T3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4" style:parent-style-name="DefaultParagraphFont" style:family="text">
      <style:text-properties style:font-name="Roboto" fo:color="#111111" fo:background-color="#FFFFFF"/>
    </style:style>
    <style:style style:name="T3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</style:style>
    <style:style style:name="T3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</style:style>
    <style:style style:name="T3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/>
    </style:style>
    <style:style style:name="T370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71" style:parent-style-name="Standard" style:family="paragraph">
      <style:paragraph-properties fo:margin-top="0.1666in" fo:margin-bottom="0.1666in"/>
    </style:style>
    <style:style style:name="T372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T375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P376" style:parent-style-name="Standard" style:family="paragraph">
      <style:paragraph-properties fo:margin-top="0.1666in" fo:margin-bottom="0.1666in"/>
    </style:style>
    <style:style style:name="T377" style:parent-style-name="DefaultParagraphFont" style:family="text">
      <style:text-properties fo:font-weight="bold" style:font-weight-asian="bold" style:font-weight-complex="bold"/>
    </style:style>
    <style:style style:name="P378" style:parent-style-name="Standard" style:family="paragraph">
      <style:paragraph-properties fo:margin-top="0.1666in" fo:margin-bottom="0.1666in"/>
    </style:style>
    <style:style style:name="P379" style:parent-style-name="Standard" style:family="paragraph">
      <style:paragraph-properties fo:margin-top="0.1666in" fo:margin-bottom="0.1666in"/>
    </style:style>
    <style:style style:name="P380" style:parent-style-name="Standard" style:family="paragraph">
      <style:paragraph-properties fo:margin-top="0.1666in" fo:margin-bottom="0.1666in"/>
    </style:style>
    <style:style style:name="P3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3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84" style:parent-style-name="Standard" style:family="paragraph">
      <style:paragraph-properties fo:break-before="page" fo:margin-top="0.1666in" fo:margin-bottom="0.1666in"/>
    </style:style>
    <style:style style:name="T38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0" style:parent-style-name="Standard" style:family="paragraph">
      <style:paragraph-properties fo:margin-top="0.1666in" fo:margin-bottom="0.1666in"/>
    </style:style>
    <style:style style:name="T3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3" style:parent-style-name="Strong" style:family="text">
      <style:text-properties style:font-name="Roboto" fo:color="#111111" fo:background-color="#FFFFFF"/>
    </style:style>
    <style:style style:name="P39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7" style:parent-style-name="Standard" style:family="paragraph">
      <style:paragraph-properties fo:margin-top="0.1666in" fo:margin-bottom="0.1666in"/>
    </style:style>
    <style:style style:name="T3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0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gic Marketing: A Case Study of Starbucks (2015):<text:s/></text:span><text:a xlink:href="https://www.slideshare.net/YeeJieNg/bumkt6923grouppresentation" office:target-frame-name="_top" xlink:show="replace"><text:span text:style-name="T59">https://www.slideshare.net/YeeJieNg/bumkt6923grouppresentation</text:span></text:a><text:span text:style-name="T60"><text:line-break/></text:span></text:p>
        </text:list-item>
        <text:list-item>
          <text:p text:style-name="P61"><text:span text:style-name="T62">Strategic Analysis of Starbucks Corporation (2014):<text:s/></text:span><text:a xlink:href="https://scholar.harvard.edu/files/nithingeereddy/files/starbucks_case_analysis.pdf" office:target-frame-name="_top" xlink:show="replace"><text:span text:style-name="T63">https://scholar.harvard.edu/</text:span><text:span text:style-name="T64">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ions-areas-productivity</text:span></text:a></text:p>
        </text:list-item>
        <text:list-item>
          <text:p text:style-name="P72"><text:a xlink:href="https://www.businessinsider.in/retail/5-ways-Starbucks-entices-you-to-spend-more-money/articleshow/46239542.cms" office:target-frame-name="_top" xlink:show="replace"><text:span text:style-name="T73">https://www.businessinsider.in/retail/5-ways-Starbucks-entices-you-to-spend-more-money/articleshow/46239542.cms</text:span></text:a><text:span text:style-name="T74"><text:s text:c="2"/></text:span></text:p>
        </text:list-item>
        <text:list-item>
          <text:p text:style-name="P75"><text:a xlink:href="https://www.business-standard.com/article/companies/starbucks-steps-up-its-india-game-116020301281_1.html" office:target-frame-name="_top" xlink:show="replace"><text:span text:style-name="T76">https://www.business-standard.com/article/companies/starbucks-steps-up-its-india-game-116020301281_1.html</text:span></text:a></text:p>
        </text:list-item>
      </text:list>
      <text:soft-page-break/>
      <text:p text:style-name="P77"><text:span text:style-name="T78">Questions on Product</text:span></text:p>
      <text:p text:style-name="P79"><text:span text:style-name="T80">Q1:</text:span><text:span text:style-name="T81"><text:s/>What is the core product of Starbucks?</text:span></text:p>
      <text:p text:style-name="P82"><text:span text:style-name="T83">A1:</text:span><text:span text:style-name="T84"><text:s/></text:span><text:span text:style-name="T85">Coffee</text:span></text:p>
      <text:p text:style-name="P86"><text:span text:style-name="T87">Q2:</text:span><text:span text:style-name="T88"><text:s/>What are the actual and augmented products of Starbuck</text:span><text:span text:style-name="T89">s?</text:span></text:p>
      <text:p text:style-name="P90"><text:span text:style-name="T91">A2:</text:span><text:span text:style-name="T92"><text:s/></text:span><text:span text:style-name="T93">Coffee beans and<text:s/></text:span><text:a xlink:href="https://en.wikipedia.org/wiki/Wi-Fi" office:target-frame-name="_top" xlink:show="replace"><text:span text:style-name="T94">Wi-Fi</text:span></text:a><text:span text:style-name="T95"> Internet access</text:span></text:p>
      <text:p text:style-name="P96"><text:span text:style-name="T97">Q3:</text:span><text:span text:style-name="T98"><text:s/>What are the various product categories offered by Starbucks?</text:span></text:p>
      <text:p text:style-name="P99"><text:span text:style-name="T100">A3:</text:span><text:span text:style-name="T101"><text:s/>In addition to drinks and food</text:span><text:span text:style-name="T102">, o</text:span><text:span text:style-name="T103">fficial merchandise</text:span><text:span text:style-name="T104"><text:s/></text:span><text:span text:style-name="T105">M</text:span><text:span text:style-name="T106">ugs, tumblers, scoops, and<text:s/></text:span><text:span text:style-name="T107">coffee presses</text:span><text:span text:style-name="T108">.<text:s/></text:span><text:a office:title="Beer" xlink:href="https://en.wikipedia.org/wiki/Beer" office:target-frame-name="_top" xlink:show="replace"><text:span text:style-name="T109">beer</text:span></text:a><text:span text:style-name="T110">, </text:span><text:a office:title="Wine" xlink:href="https://en.wikipedia.org/wiki/Wine" office:target-frame-name="_top" xlink:show="replace"><text:span text:style-name="T111">wine</text:span></text:a><text:span text:style-name="T112">, and appetizers</text:span></text:p>
      <text:p text:style-name="P113"><text:span text:style-name="T114">Q4:</text:span><text:span text:style-name="T115"><text:s/>How has Starbucks adapted its product offering to suit the Indian market?</text:span></text:p>
      <text:p text:style-name="P116"><text:span text:style-name="T117">A4:</text:span><text:span text:style-name="T118"><text:s/>-</text:span><text:span text:style-name="T119">Indian</text:span><text:span text:style-name="T120">-style product offerings such as Tandoori Paneer Roll, Chocolate Rossomalai Mousse, Malai Chom Chom Tiramisu, Elaichi Mewa Croissant, Chicken Kathi Roll and Murg Tikka Panini to suit Indian customers</text:span><text:span text:style-name="T121">-</text:span></text:p>
      <text:p text:style-name="P122"><text:span text:style-name="T123">Q5:</text:span><text:span text:style-name="T124"><text:s/>How has Starbucks introduced healthy products in it</text:span><text:span text:style-name="T125">s range?</text:span></text:p>
      <text:p text:style-name="P126"><text:span text:style-name="T127">A5:</text:span><text:span text:style-name="T128"><text:s/></text:span><text:span text:style-name="T129"> </text:span><text:a office:title="Assam tea" xlink:href="https://en.wikipedia.org/wiki/Assam_tea" office:target-frame-name="_top" xlink:show="replace"><text:span text:style-name="T130">Assam</text:span></text:a><text:span text:style-name="T131"> </text:span><text:a office:title="Black tea" xlink:href="https://en.wikipedia.org/wiki/Black_tea" office:target-frame-name="_top" xlink:show="replace"><text:span text:style-name="T132">black tea</text:span></text:a><text:span text:style-name="T133"> infused with whole cinnamon, cardamom, cloves, pepper, star anise and ginger.</text:span></text:p>
      <text:p text:style-name="P134"><text:span text:style-name="T135">Q6:</text:span><text:span text:style-name="T136"><text:s/></text:span><text:span text:style-name="T137">Mention an innovation by Starbucks with regard to an existing product.</text:span></text:p>
      <text:p text:style-name="P138"><text:span text:style-name="T139">A6:</text:span><text:span text:style-name="T140"><text:s/></text:span><text:span text:style-name="T141">green coffee extract innovation</text:span></text:p>
      <text:p text:style-name="P142"><text:span text:style-name="T143">Q7:</text:span><text:span text:style-name="T144"><text:s/>What are some partnerships that Starbucks has entered, from the point of view of product?</text:span></text:p>
      <text:p text:style-name="P145"><text:span text:style-name="T146">A7:</text:span><text:span text:style-name="T147"><text:s/></text:span><text:span text:style-name="T148">Swiggy</text:span></text:p>
      <text:p text:style-name="P149"/>
      <text:p text:style-name="P150"/>
      <text:soft-page-break/>
      <text:p text:style-name="P151"><text:span text:style-name="T152">Questions on Price</text:span></text:p>
      <text:p text:style-name="P153"><text:span text:style-name="T154">Q1:</text:span><text:span text:style-name="T155"><text:s/>What is the<text:s/></text:span><text:span text:style-name="T156">most expensive coffee that Starbucks in CP sells?</text:span></text:p>
      <text:p text:style-name="P157"><text:span text:style-name="T158">A1</text:span><text:span text:style-name="T159">:<text:s/></text:span><text:span text:style-name="T160"> Super Venti Flat White.</text:span></text:p>
      <text:p text:style-name="P161"><text:span text:style-name="T162">Q2:</text:span><text:span text:style-name="T163"><text:s text:c="2"/>What is the least expensive coffee that Starbucks in CP sells?</text:span></text:p>
      <text:p text:style-name="P164"><text:span text:style-name="T165">A2:</text:span><text:span text:style-name="T166"><text:s/></text:span><text:span text:style-name="T167">Teavana hot tea</text:span></text:p>
      <text:p text:style-name="P168"><text:span text:style-name="T169">Q3:</text:span><text:span text:style-name="T170"><text:s/>Which of the following pricing strategies does Starbucks follow? Justify your answer.</text:span></text:p>
      <text:list text:style-name="WWNum2">
        <text:list-item>
          <text:p text:style-name="P171"><text:span text:style-name="T172">Economy pricing strategy</text:span></text:p>
        </text:list-item>
        <text:list-item>
          <text:p text:style-name="P173"><text:span text:style-name="T174">Penetration pricing strategy</text:span></text:p>
        </text:list-item>
        <text:list-item>
          <text:p text:style-name="P175"><text:span text:style-name="T176">Skimming pricing strategy</text:span></text:p>
        </text:list-item>
        <text:list-item>
          <text:p text:style-name="P177"><text:span text:style-name="T178">Premium pricing strategy</text:span></text:p>
        </text:list-item>
        <text:list-item>
          <text:p text:style-name="P179"><text:span text:style-name="T180">A3:</text:span><text:span text:style-name="T181"><text:s/>Premium pricing strategy</text:span></text:p>
        </text:list-item>
      </text:list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<text:span text:style-name="T197">Questions on Place</text:span></text:p>
      <text:p text:style-name="P198"><text:span text:style-name="T199">Q1:</text:span><text:span text:style-name="T200"><text:s/>How many cities in India have at least one Starbucks store?</text:span></text:p>
      <text:p text:style-name="P201"><text:span text:style-name="T202">A1:</text:span><text:span text:style-name="T203"><text:s/>28</text:span></text:p>
      <text:p text:style-name="P204"><text:span text:style-name="T205">Q2:</text:span><text:span text:style-name="T206"><text:s/>What is<text:s/></text:span><text:span text:style-name="T207">the total number of Starbucks stores in India?</text:span></text:p>
      <text:p text:style-name="P208"><text:span text:style-name="T209">A2:</text:span><text:span text:style-name="T210"><text:s/></text:span><text:span text:style-name="T211">252</text:span></text:p>
      <text:p text:style-name="P212"><text:span text:style-name="T213">Q3:</text:span><text:span text:style-name="T214"><text:s/>Which cities in India tend to have a Starbucks store? Why?</text:span></text:p>
      <text:p text:style-name="P215"><text:span text:style-name="T216">A3:</text:span><text:span text:style-name="T217"><text:s/>Urban</text:span></text:p>
      <text:p text:style-name="P218"><text:span text:style-name="T219">Q4:</text:span><text:span text:style-name="T220"><text:s/>Mention an innovation by Starbucks with regard to its store strategy.</text:span></text:p>
      <text:p text:style-name="P221"><text:span text:style-name="T222">A4:</text:span><text:span text:style-name="T223"><text:s/></text:span><text:span text:style-name="T224">green coffee extract innovation</text:span><text:span text:style-name="T225"><text:s/></text:span></text:p>
      <text:p text:style-name="P226"><text:span text:style-name="T227">Q5:</text:span><text:span text:style-name="T228"><text:s/>What are<text:s/></text:span><text:span text:style-name="T229">some partnerships that Starbucks has entered, from the point of view of the place?</text:span></text:p>
      <text:p text:style-name="P230"><text:span text:style-name="T231">A5:</text:span><text:span text:style-name="T232"><text:s/>Swiggy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P245"><text:span text:style-name="T246">Questions on Promotion</text:span></text:p>
      <text:p text:style-name="P247"><text:span text:style-name="T248">Q1:</text:span><text:span text:style-name="T249"><text:s/>What is the primary means of promotion for Starbucks?</text:span></text:p>
      <text:p text:style-name="P250"><text:span text:style-name="T251">A1:</text:span><text:span text:style-name="T252"><text:s/>Social media</text:span></text:p>
      <text:p text:style-name="P253"><text:span text:style-name="T254">Q2:</text:span><text:span text:style-name="T255"><text:s/>How does Starbucks go about executing its<text:s/></text:span><text:span text:style-name="T256">primary means of promotion?</text:span></text:p>
      <text:p text:style-name="P257"><text:span text:style-name="T258">A2:</text:span><text:span text:style-name="T259"><text:s/></text:span><text:span text:style-name="T260">website, social media channels and in-store displays to promote the brand and the products.</text:span></text:p>
      <text:p text:style-name="P261"><text:span text:style-name="T262">Q3:</text:span><text:span text:style-name="T263"><text:s/>What is meant by ‘Third Place’ in the context of the marketing strategy of Starbucks?</text:span></text:p>
      <text:p text:style-name="P264"><text:span text:style-name="T265">A3:</text:span><text:span text:style-name="T266"><text:s/></text:span><text:span text:style-name="T267">customer service not only satisfactory</text:span><text:span text:style-name="T268"><text:s/>but excellent</text:span><text:span text:style-name="T269"><text:s/></text:span></text:p>
      <text:p text:style-name="P270"><text:span text:style-name="T271">Q4:</text:span><text:span text:style-name="T272"><text:s/>What is meant by ‘Fourth Place” in the context of the marketing strategy of Starbucks?</text:span></text:p>
      <text:p text:style-name="P273"><text:span text:style-name="T274">A4:</text:span><text:span text:style-name="T275"><text:s/></text:span><text:span text:style-name="T276">digitally-equipped" with a robust mobile and online delivery system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P291"><text:span text:style-name="T292">Questions on People</text:span></text:p>
      <text:p text:style-name="P293"><text:span text:style-name="T294">Q1:<text:s/></text:span><text:span text:style-name="T295">What are the primary target customer se</text:span><text:span text:style-name="T296">gments for Starbucks?</text:span></text:p>
      <text:p text:style-name="P297"><text:span text:style-name="T298">A1:</text:span><text:span text:style-name="T299"><text:s/></text:span><text:span text:style-name="T300">middle to </text:span><text:span text:style-name="T301">upper-class men and women</text:span></text:p>
      <text:p text:style-name="P302"><text:span text:style-name="T303">Q2:</text:span><text:span text:style-name="T304"><text:s/>What is the connection between the target customer segments for Starbucks and its choice of price and place?</text:span></text:p>
      <text:p text:style-name="P305"><text:span text:style-name="T306">A2:</text:span><text:span text:style-name="T307"><text:s/>cities(urban), average age 42, customers to be educated</text:span></text:p>
      <text:p text:style-name="P308"><text:span text:style-name="T309">Q3:</text:span><text:span text:style-name="T310"><text:s/>What are<text:s/></text:span><text:span text:style-name="T311">Starbucks employees called?</text:span></text:p>
      <text:p text:style-name="P312"><text:span text:style-name="T313">A3:</text:span><text:span text:style-name="T314"><text:s/>Partners</text:span></text:p>
      <text:p text:style-name="P315"><text:span text:style-name="T316">Q4:</text:span><text:span text:style-name="T317"><text:s/>Mention an innovation by Starbucks with regard to its employee training.</text:span></text:p>
      <text:p text:style-name="P318"><text:span text:style-name="T319">A4:</text:span><text:span text:style-name="T320"><text:s/>--</text:span><text:span text:style-name="T321"><text:s/>70/20/10 approach. 7</text:span><text:span text:style-name="T322">0 percent of partner training happens through on-the-job experience, 20 percent of training is acquired<text:s/></text:span><text:span text:style-name="T323">from feedback and mentorship from coaches, and 10 percent is learned through online e-learning modules.</text:span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><text:span text:style-name="T340">Questions on Physical Evidence</text:span></text:p>
      <text:p text:style-name="P341"><text:span text:style-name="T342">Q1:</text:span><text:span text:style-name="T343"><text:s/>How does the Starbucks store layout contribute to its marketing strategy?</text:span></text:p>
      <text:p text:style-name="P344"><text:span text:style-name="T345">A1:</text:span><text:span text:style-name="T346"><text:s/>Urban market</text:span></text:p>
      <text:p text:style-name="P347"><text:span text:style-name="T348">Q2:</text:span><text:span text:style-name="T349"><text:s/>What is</text:span><text:span text:style-name="T350"><text:s/>the Starbucks logo?</text:span></text:p>
      <text:p text:style-name="P351"><text:span text:style-name="T352">A2:</text:span><text:span text:style-name="T353"><text:s/></text:span><text:span text:style-name="T354">twin-tailed mermaid”, or siren</text:span><text:span text:style-name="T355"><text:s/></text:span></text:p>
      <text:p text:style-name="P356"><text:span text:style-name="T357">Q3:</text:span><text:span text:style-name="T358"><text:s/>Has the Starbucks logo evolved over time?</text:span></text:p>
      <text:p text:style-name="P359"><text:span text:style-name="T360">A3:</text:span><text:span text:style-name="T361"><text:s/>Yes, it has become simple</text:span></text:p>
      <text:p text:style-name="P362"><text:span text:style-name="T363">Q4:</text:span><text:span text:style-name="T364"><text:s/>Can the Starbucks app be considered part of physical evidence in the 7 Ps framework? Justify your answer.</text:span></text:p>
      <text:p text:style-name="P365"><text:span text:style-name="T366">A4:</text:span><text:span text:style-name="T367"><text:s/>Yes, It<text:s/></text:span><text:span text:style-name="T368">considers all the 7 Ps framework</text:span></text:p>
      <text:p text:style-name="P369"><text:span text:style-name="T370">Product – Coffee</text:span></text:p>
      <text:p text:style-name="P371"><text:span text:style-name="T372">Place – Urban</text:span></text:p>
      <text:p text:style-name="P373"><text:span text:style-name="T374">Price -<text:s/></text:span><text:span text:style-name="T375"> Premium price strategy</text:span></text:p>
      <text:p text:style-name="P376"><text:span text:style-name="T377">Promotion</text:span><text:s/>– Social media</text:p>
      <text:p text:style-name="P378">Process - Innovative</text:p>
      <text:p text:style-name="P379">People – Middle to upper middle class</text:p>
      <text:p text:style-name="P380">Physical Evidence - Urban</text:p>
      <text:p text:style-name="P381"/>
      <text:p text:style-name="P382"/>
      <text:p text:style-name="P383"/>
      <text:soft-page-break/>
      <text:p text:style-name="P384"><text:span text:style-name="T385">Questions on Process</text:span></text:p>
      <text:p text:style-name="P386"><text:span text:style-name="T387">Q1:</text:span><text:span text:style-name="T388"><text:s/>What is the<text:s/></text:span><text:span text:style-name="T389">process improvement philosophy that Starbucks adopted a decade ago to improve its productivity?</text:span></text:p>
      <text:p text:style-name="P390"><text:span text:style-name="T391">A1:</text:span><text:span text:style-name="T392"><text:s/></text:span><text:span text:style-name="T393">Lean Six Sigma</text:span></text:p>
      <text:p text:style-name="P394"><text:span text:style-name="T395">Q2:</text:span><text:span text:style-name="T396"><text:s/>What are some of the key metrics that Starbucks uses to measure in-store productivity?</text:span></text:p>
      <text:p text:style-name="P397"><text:span text:style-name="T398">A2:</text:span><text:span text:style-name="T399"><text:s/>Maintenance, time for roasted beans &amp; average<text:s/></text:span><text:span text:style-name="T400">order filling duration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Kanchan Goswami</dc:creator>
    <meta:creation-date>2022-06-05T02:26:00Z</meta:creation-date>
    <dc:date>2022-06-05T02:26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7" meta:word-count="1281" meta:character-count="8570" meta:row-count="60" meta:non-whitespace-character-count="7306"/>
  </office:meta>
</office:document-meta>
</file>